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2" style:family="table">
      <style:table-properties table:align="left" style:width="17.595cm" fo:margin-left="-0.026cm"/>
    </style:style>
    <style:style style:name="Column2" style:family="table-column">
      <style:table-column-properties style:column-width="1.905cm"/>
    </style:style>
    <style:style style:name="Column3" style:family="table-column">
      <style:table-column-properties style:column-width="15.69cm"/>
    </style:style>
    <style:style style:name="Row2" style:family="table-row"/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2_19" style:family="text">
      <style:text-properties style:font-name="Arial" fo:font-size="11pt" style:font-name-asian="Arial" style:font-size-asian="11pt" style:font-name-complex="Arial" style:font-size-complex="11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style:font-name="Arial" fo:font-size="11pt" style:font-name-asian="Arial" style:font-size-asian="11pt" style:font-name-complex="Arial" style:font-size-complex="11pt"/>
    </style:style>
    <style:style style:name="Table3" style:family="table">
      <style:table-properties table:align="left" style:width="17.436cm" fo:margin-left="0.106cm"/>
    </style:style>
    <style:style style:name="Column4" style:family="table-column">
      <style:table-column-properties style:column-width="3.731cm"/>
    </style:style>
    <style:style style:name="Column5" style:family="table-column">
      <style:table-column-properties style:column-width="13.705cm"/>
    </style:style>
    <style:style style:name="Row3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4" style:family="table">
      <style:table-properties table:align="left" style:width="17.515cm" fo:margin-left="0cm"/>
    </style:style>
    <style:style style:name="Column6" style:family="table-column">
      <style:table-column-properties style:column-width="2.54cm"/>
    </style:style>
    <style:style style:name="Column7" style:family="table-column">
      <style:table-column-properties style:column-width="14.975cm"/>
    </style:style>
    <style:style style:name="Row4" style:family="table-row"/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4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style:font-name="Arial" fo:font-size="11pt" style:font-name-asian="Arial" style:font-size-asian="11pt" style:font-name-complex="Arial" style:font-size-complex="11pt"/>
    </style:style>
    <style:style style:name="P47" style:family="paragraph" style:parent-style-name="Standard">
      <style:paragraph-properties fo:break-before="auto" fo:text-indent="1.27cm" fo:line-height="100%" fo:margin-left="2.54cm" style:writing-mode="lr-tb"/>
    </style:style>
    <style:style style:name="T47_1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47_2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47_3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47_4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47_5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47_6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P4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5" style:family="table">
      <style:table-properties table:align="left" style:width="16.201cm" fo:margin-left="0cm"/>
    </style:style>
    <style:style style:name="Column8" style:family="table-column">
      <style:table-column-properties style:column-width="2.54cm"/>
    </style:style>
    <style:style style:name="Column9" style:family="table-column">
      <style:table-column-properties style:column-width="13.661cm"/>
    </style:style>
    <style:style style:name="Row5" style:family="table-row"/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00%" style:writing-mode="lr-tb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4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style:font-name="Arial" fo:font-size="11pt" style:font-name-asian="Arial" style:font-size-asian="11pt" style:font-name-complex="Arial" style:font-size-complex="11pt"/>
    </style:style>
    <style:style style:name="P57" style:family="paragraph" style:parent-style-name="Standard">
      <style:paragraph-properties fo:break-before="auto" fo:text-indent="1.27cm" fo:line-height="100%" fo:margin-left="2.54cm" style:writing-mode="lr-tb"/>
    </style:style>
    <style:style style:name="T57_1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7_2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7_3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7_4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7_5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7_6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P5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6" style:family="table">
      <style:table-properties table:align="left" style:width="16.201cm" fo:margin-left="0cm"/>
    </style:style>
    <style:style style:name="Column10" style:family="table-column">
      <style:table-column-properties style:column-width="2.54cm"/>
    </style:style>
    <style:style style:name="Column11" style:family="table-column">
      <style:table-column-properties style:column-width="13.661cm"/>
    </style:style>
    <style:style style:name="Row6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break-before="auto" fo:line-height="100%" style:writing-mode="lr-tb"/>
    </style:style>
    <style:style style:name="P6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>
      <style:text-properties style:font-name="Arial" fo:font-size="11pt" style:font-name-asian="Arial" style:font-size-asian="11pt" style:font-name-complex="Arial" style:font-size-complex="11pt"/>
    </style:style>
    <style:style style:name="P6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67" style:family="paragraph" style:parent-style-name="Standard">
      <style:paragraph-properties fo:break-before="auto" fo:text-indent="1.27cm" fo:line-height="100%" fo:margin-left="2.54cm" style:writing-mode="lr-tb"/>
    </style:style>
    <style:style style:name="T67_1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7_2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7_3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7_4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7_5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7_6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P6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7" style:family="table">
      <style:table-properties table:align="left" style:width="16.201cm" fo:margin-left="0cm"/>
    </style:style>
    <style:style style:name="Column12" style:family="table-column">
      <style:table-column-properties style:column-width="2.54cm"/>
    </style:style>
    <style:style style:name="Column13" style:family="table-column">
      <style:table-column-properties style:column-width="13.661cm"/>
    </style:style>
    <style:style style:name="Row7" style:family="table-row"/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Programming</text:span><text:span text:style-name="T3_2"><text:s/></text:span><text:span text:style-name="T3_3">Using</text:span><text:span text:style-name="T3_4"><text:s/></text:span><text:span text:style-name="T3_5">Java</text:span></text:p>
      <text:p text:style-name="P4"/>
      <text:p text:style-name="P5"><text:span text:style-name="T5_1">Quiz</text:span><text:span text:style-name="T5_2"><text:s/>1:<text:s/></text:span><text:span text:style-name="T5_3">Welcome</text:span><text:span text:style-name="T5_4"><text:s/>&amp;<text:s/></text:span><text:span text:style-name="T5_5">Getting</text:span><text:span text:style-name="T5_6"><text:s/></text:span><text:span text:style-name="T5_7">Started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rst</text:span><text:span text:style-name="T9_12"><text:s/></text:span><text:span text:style-name="T9_13">Java</text:span><text:span text:style-name="T9_14"><text:s/></text:span><text:span text:style-name="T9_15">class</text:span><text:span text:style-name="T9_16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ext:p text:style-name="P14"><text:span text:style-name="T14_1">Who</text:span><text:span text:style-name="T14_2"><text:s/></text:span><text:span text:style-name="T14_3">invented</text:span><text:span text:style-name="T14_4"><text:s/></text:span><text:span text:style-name="T14_5">Java</text:span><text:span text:style-name="T14_6">?<text:s text:c="4"/></text:span></text:p>
      <text:p text:style-name="P15"/>
      <table:table table:style-name="Table2">
        <table:table-column table:style-name="Column2"/>
        <table:table-column table:style-name="Column3"/>
        <table:table-row table:style-name="Row2">
          <table:table-cell table:style-name="Cell2">
            <text:p text:style-name="P16"><text:span text:style-name="T16_1">Answer</text:span><text:span text:style-name="T16_2">:</text:span></text:p>
          </table:table-cell>
          <table:table-cell table:style-name="Cell3">
            <text:p text:style-name="P17"/>
            <text:p text:style-name="P18"/>
          </table:table-cell>
        </table:table-row>
      </table:table>
      <text:p text:style-name="P19"/>
      <text:p text:style-name="P20"/>
      <text:p text:style-name="P21"/>
      <text:p text:style-name="P22"><text:span text:style-name="T22_1">What</text:span><text:span text:style-name="T22_2"><text:s/></text:span><text:span text:style-name="T22_3">is</text:span><text:span text:style-name="T22_4"><text:s/></text:span><text:span text:style-name="T22_5">the</text:span><text:span text:style-name="T22_6"><text:s/></text:span><text:span text:style-name="T22_7">role</text:span><text:span text:style-name="T22_8"><text:s/></text:span><text:span text:style-name="T22_9">of</text:span><text:span text:style-name="T22_10"><text:s/></text:span><text:span text:style-name="T22_11">the</text:span><text:span text:style-name="T22_12"><text:s/></text:span><text:span text:style-name="T22_13">Java</text:span><text:span text:style-name="T22_14"><text:s/></text:span><text:span text:style-name="T22_15">Virtual</text:span><text:span text:style-name="T22_16"><text:s/></text:span><text:span text:style-name="T22_17">Machine</text:span><text:span text:style-name="T22_18">?</text:span><text:span text:style-name="T22_19"><text:s text:c="4"/></text:span></text:p>
      <text:p text:style-name="P23"><text:span text:style-name="T23_1"><text:tab/></text:span></text:p>
      <table:table table:style-name="Table3">
        <table:table-column table:style-name="Column4"/>
        <table:table-column table:style-name="Column5"/>
        <table:table-row table:style-name="Row3">
          <table:table-cell table:style-name="Cell4">
            <text:p text:style-name="P24"><text:span text:style-name="T24_1">Answer</text:span><text:span text:style-name="T24_2">:</text:span></text:p>
          </table:table-cell>
          <table:table-cell table:style-name="Cell5">
            <text:p text:style-name="P25"/>
            <text:p text:style-name="P26"/>
            <text:p text:style-name="P27"/>
            <text:p text:style-name="P28"/>
            <text:p text:style-name="P29"/>
          </table:table-cell>
        </table:table-row>
      </table:table>
      <text:p text:style-name="P30"/>
      <text:p text:style-name="P31"/>
      <text:p text:style-name="P32"/>
      <text:p text:style-name="P33"><text:span text:style-name="T33_1">What</text:span><text:span text:style-name="T33_2"><text:s/></text:span><text:span text:style-name="T33_3">is</text:span><text:span text:style-name="T33_4"><text:s/></text:span><text:span text:style-name="T33_5">Java</text:span><text:span text:style-name="T33_6"><text:s/></text:span><text:span text:style-name="T33_7">bytecode</text:span><text:span text:style-name="T33_8">?</text:span></text:p>
      <text:p text:style-name="P34"/>
      <table:table table:style-name="Table4">
        <table:table-column table:style-name="Column6"/>
        <table:table-column table:style-name="Column7"/>
        <table:table-row table:style-name="Row4">
          <table:table-cell table:style-name="Cell6">
            <text:p text:style-name="P35"><text:span text:style-name="T35_1">Answer</text:span><text:span text:style-name="T35_2">:</text:span></text:p>
          </table:table-cell>
          <table:table-cell table:style-name="Cell7">
            <text:p text:style-name="P36"/>
            <text:p text:style-name="P37"/>
            <text:p text:style-name="P38"/>
            <text:p text:style-name="P39"/>
            <text:p text:style-name="P40"/>
            <text:p text:style-name="P41"/>
          </table:table-cell>
        </table:table-row>
      </table:table>
      <text:p text:style-name="P42"/>
      <text:p text:style-name="P43"/>
      <text:p text:style-name="P44"/>
      <text:p text:style-name="P45"><text:span text:style-name="T45_1">What</text:span><text:span text:style-name="T45_2"><text:s/></text:span><text:span text:style-name="T45_3">will</text:span><text:span text:style-name="T45_4"><text:s/></text:span><text:span text:style-name="T45_5">the</text:span><text:span text:style-name="T45_6"><text:s/></text:span><text:span text:style-name="T45_7">following</text:span><text:span text:style-name="T45_8"><text:s/></text:span><text:span text:style-name="T45_9">print</text:span><text:span text:style-name="T45_10"><text:s/></text:span><text:span text:style-name="T45_11">onto</text:span><text:span text:style-name="T45_12"><text:s/></text:span><text:span text:style-name="T45_13">the</text:span><text:span text:style-name="T45_14"><text:s/></text:span><text:span text:style-name="T45_15">Console</text:span><text:span text:style-name="T45_16">?</text:span></text:p>
      <text:p text:style-name="P46"><text:span text:style-name="T46_1"><text:tab/></text:span></text:p>
      <text:p text:style-name="P47"><text:span text:style-name="T47_1">System</text:span><text:span text:style-name="T47_2">.</text:span><text:span text:style-name="T47_3">out</text:span><text:span text:style-name="T47_4">.</text:span><text:span text:style-name="T47_5">println</text:span><text:span text:style-name="T47_6">(“2<text:s/>+<text:s/>0<text:s/>=<text:s/>“<text:s/>+<text:s/>2);</text:span></text:p>
      <text:p text:style-name="P48"/>
      <table:table table:style-name="Table5">
        <table:table-column table:style-name="Column8"/>
        <table:table-column table:style-name="Column9"/>
        <table:table-row table:style-name="Row5">
          <table:table-cell table:style-name="Cell8">
            <text:p text:style-name="P49"><text:span text:style-name="T49_1">Answer</text:span><text:span text:style-name="T49_2">:</text:span></text:p>
          </table:table-cell>
          <table:table-cell table:style-name="Cell9">
            <text:p text:style-name="P50"/>
            <text:p text:style-name="P51"/>
          </table:table-cell>
        </table:table-row>
      </table:table>
      <text:p text:style-name="P52"/>
      <text:p text:style-name="P53"/>
      <text:p text:style-name="P54"><text:span text:style-name="T54_1">What</text:span><text:span text:style-name="T54_2"><text:s/></text:span><text:span text:style-name="T54_3">will</text:span><text:span text:style-name="T54_4"><text:s/></text:span><text:span text:style-name="T54_5">the</text:span><text:span text:style-name="T54_6"><text:s/></text:span><text:span text:style-name="T54_7">following</text:span><text:span text:style-name="T54_8"><text:s/></text:span><text:span text:style-name="T54_9">print</text:span><text:span text:style-name="T54_10"><text:s/></text:span><text:span text:style-name="T54_11">onto</text:span><text:span text:style-name="T54_12"><text:s/></text:span><text:span text:style-name="T54_13">the</text:span><text:span text:style-name="T54_14"><text:s/></text:span><text:span text:style-name="T54_15">Console</text:span><text:span text:style-name="T54_16">?</text:span></text:p>
      <text:p text:style-name="P55"/>
      <text:p text:style-name="P56"><text:span text:style-name="T56_1"><text:tab/></text:span></text:p>
      <text:p text:style-name="P57"><text:span text:style-name="T57_1">System</text:span><text:span text:style-name="T57_2">.</text:span><text:span text:style-name="T57_3">out</text:span><text:span text:style-name="T57_4">.</text:span><text:span text:style-name="T57_5">println</text:span><text:span text:style-name="T57_6">(“2<text:s/>+<text:s/>-4<text:s/>=<text:s/>“<text:s/>+<text:s/>“<text:s/>-<text:s/>2”);</text:span></text:p>
      <text:p text:style-name="P58"/>
      <table:table table:style-name="Table6">
        <table:table-column table:style-name="Column10"/>
        <table:table-column table:style-name="Column11"/>
        <table:table-row table:style-name="Row6">
          <table:table-cell table:style-name="Cell10">
            <text:p text:style-name="P59"><text:span text:style-name="T59_1">Answer</text:span><text:span text:style-name="T59_2">:</text:span></text:p>
          </table:table-cell>
          <table:table-cell table:style-name="Cell11">
            <text:p text:style-name="P60"/>
            <text:p text:style-name="P61"/>
          </table:table-cell>
        </table:table-row>
      </table:table>
      <text:p text:style-name="P62"/>
      <text:p text:style-name="P63"/>
      <text:p text:style-name="P64"><text:span text:style-name="T64_1">What</text:span><text:span text:style-name="T64_2"><text:s/></text:span><text:span text:style-name="T64_3">will</text:span><text:span text:style-name="T64_4"><text:s/></text:span><text:span text:style-name="T64_5">the</text:span><text:span text:style-name="T64_6"><text:s/></text:span><text:span text:style-name="T64_7">following</text:span><text:span text:style-name="T64_8"><text:s/></text:span><text:span text:style-name="T64_9">print</text:span><text:span text:style-name="T64_10"><text:s/></text:span><text:span text:style-name="T64_11">onto</text:span><text:span text:style-name="T64_12"><text:s/></text:span><text:span text:style-name="T64_13">the</text:span><text:span text:style-name="T64_14"><text:s/></text:span><text:span text:style-name="T64_15">Console</text:span><text:span text:style-name="T64_16">?</text:span></text:p>
      <text:p text:style-name="P65"><text:span text:style-name="T65_1"><text:tab/></text:span></text:p>
      <text:p text:style-name="P66"/>
      <text:p text:style-name="P67"><text:span text:style-name="T67_1">System</text:span><text:span text:style-name="T67_2">.</text:span><text:span text:style-name="T67_3">out</text:span><text:span text:style-name="T67_4">.</text:span><text:span text:style-name="T67_5">println</text:span><text:span text:style-name="T67_6">(2<text:s/>+<text:s/>4);</text:span></text:p>
      <text:p text:style-name="P68"/>
      <table:table table:style-name="Table7">
        <table:table-column table:style-name="Column12"/>
        <table:table-column table:style-name="Column13"/>
        <table:table-row table:style-name="Row7">
          <table:table-cell table:style-name="Cell12">
            <text:p text:style-name="P69"><text:span text:style-name="T69_1">Answer</text:span><text:span text:style-name="T69_2">:</text:span></text:p>
          </table:table-cell>
          <table:table-cell table:style-name="Cell13">
            <text:p text:style-name="P70"/>
            <text:p text:style-name="P71"/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